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Bibliotheca African" svg:font-family="'Bibliotheca Afric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Noto Sans" fo:font-weight="bold" style:font-weight-asian="bold" style:font-name-complex="Bibliotheca African" style:font-weight-complex="bold"/>
    </style:style>
    <style:style style:name="P2" style:family="paragraph" style:parent-style-name="Heading_20_2">
      <style:text-properties style:font-name="Noto Sans"/>
    </style:style>
    <style:style style:name="P3" style:family="paragraph" style:parent-style-name="Heading_20_2">
      <style:text-properties style:font-name="Noto Sans" style:font-name-complex="Bibliotheca African"/>
    </style:style>
    <style:style style:name="P4" style:family="paragraph" style:parent-style-name="Heading_20_2">
      <style:text-properties officeooo:paragraph-rsid="0018a30d"/>
    </style:style>
    <style:style style:name="P5" style:family="paragraph" style:parent-style-name="Standard">
      <style:text-properties style:font-name="Bibliotheca African" officeooo:rsid="00175a89" officeooo:paragraph-rsid="00175a89" style:font-name-complex="Bibliotheca African"/>
    </style:style>
    <style:style style:name="P6" style:family="paragraph" style:parent-style-name="Standard">
      <style:paragraph-properties fo:text-align="end" style:justify-single-word="false" style:writing-mode="rl-tb"/>
      <style:text-properties style:font-name="Bibliotheca African" officeooo:rsid="00175a89" officeooo:paragraph-rsid="00175a89" style:font-name-complex="Bibliotheca African"/>
    </style:style>
    <style:style style:name="P7" style:family="paragraph" style:parent-style-name="Text_20_body">
      <style:text-properties officeooo:paragraph-rsid="0018a30d" style:font-name-complex="Bibliotheca African"/>
    </style:style>
    <style:style style:name="P8" style:family="paragraph" style:parent-style-name="Text_20_body">
      <style:paragraph-properties fo:text-align="end" style:justify-single-word="false" style:writing-mode="rl-tb"/>
      <style:text-properties style:font-name="Noto Sans" style:font-name-complex="Bibliotheca African"/>
    </style:style>
    <style:style style:name="T1" style:family="text">
      <style:text-properties style:font-name="Noto Sans"/>
    </style:style>
    <style:style style:name="T2" style:family="text">
      <style:text-properties style:font-name="Noto Sans" officeooo:rsid="0018a30d"/>
    </style:style>
    <style:style style:name="T3" style:family="text">
      <style:text-properties officeooo:rsid="0018a30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ibliotheca</text:h>
      <text:p text:style-name="P5"/>
      <text:h text:style-name="P4" text:outline-level="2"><text:span text:style-name="T2">Adlam</text:span></text:h>
      <text:p text:style-name="P8">𞤑𞤵𞥅𞤤𞤢𞤤 𞤺𞤢𞤣𞤢𞤲𞤢𞤤 𞤋𞤲𞥆𞤢𞤥𞤢 𞤢𞥄𞤣𞤫𞥅𞤶𞤭 𞤬𞤮𞤬 𞤨𞤮𞤼𞤭⹁ 𞤲'𞤣𞤭𞤥𞤯𞤭𞤣𞤭 𞤫 𞤶𞤭𞤦𞤭𞤲𞤢𞤲𞥆𞤣𞤫 𞤼𞤮 𞤦𞤢𞤲𞥆𞤺𞤫 𞤸𞤢𞤳𞥆𞤫𞥅𞤶𞤭. 𞤉𞤩𞤫 𞤲'𞤺𞤮𞥅𞤣𞤭 𞤥𞤭𞥅𞤶𞤮 𞤫 𞤸𞤢𞤳𞥆𞤭𞤤𞤢𞤲𞤼𞤢𞥄𞤺𞤢𞤤 𞤫𞤼𞤫 𞤫𞤩𞤫 𞤨𞤮𞤼𞤭 𞤸𞤵𞥅𞤬𞤮 𞤲'𞤣𞤭𞤪𞤣𞤫 𞤫 𞤲'𞤣𞤫𞤪 𞤩 𞤭𞤴𞤲𞤺𞤵𞤴𞤵𞤥𞥆𞤢𞥄𞤺𞤵.</text:p>
      <text:h text:style-name="P2" text:outline-level="2">Bamum</text:h>
      <text:p text:style-name="P5">ꛦ-ꚳꛊꚤ ꚳꚣꚧ꛱ꛦꚧ꛱ ꚳ꛰ꚴꚢ ꛲ꛗ ꛧ-ꚳꛊꚤ ꛄꚧ꛱ ꚳ꛰ꛤ꛰ ꚩꚤ ꛲ꛗ ꛨ-ꛅꚧ꛱ ꛣꚠ ꚳꛊꚤꚳ ꛎꛦ ꛛꚧ꛱ ꛲ꛗ ꛩ-꛲ꚣꛤ ꛅꚧ꛱ ꛇꛛꚧ꛱ ꛤ꛰ ꛨ ꚣꛤ ꛛꚧ꛱ ꛦ꛰ꚳ꛰ ꛪ-ꛕꚠꛤ ꛅꚧ ꛈ ꛅꚧ꛱ ꛖ ꚳ꛰ꛤ꛰ ꛲ꚱꛅ꛱</text:p>
      <text:h text:style-name="Heading_20_2" text:outline-level="2">Bassa Vah</text:h>
      <text:p text:style-name="P5">𖫞𖫫𖫰 𖫐𖫭𖫱𖫐-𖫗𖫭𖫰𖫞𖫭𖫰 𖫑𖫫𖫱 𖫔𖫬𖫱𖫞𖫬𖫱𖫭𖫱𖫐-𖫕𖫭𖫰 𖫔𖫪𖫰𖫬𖫲, 𖫞𖫫𖫰𖫬𖫱 𖫕𖫨𖫲𖫐-𖫕𖫪𖫱 𖫒𖫫𖫰𖫭𖫰𖫐 𖫛𖫩𖫰𖫞𖫩𖫰𖫬𖫲 𖫔𖫬𖫰𖫭𖫱𖫐 𖫛𖫨𖫐𖫵 𖫑𖫫𖫰 𖫛𖫧𖫲 𖫔𖫫𖫰𖫞𖫫𖫰 𖫠𖫭𖫱𖫞𖫭𖫱𖫭𖫲-𖫥𖫩𖫲𖫭𖫱𖫐 𖫠𖫩𖫱𖫞𖫩𖫱-𖫕𖫪𖫱𖫧𖫱 𖫑𖫫𖫱 𖫞𖫬𖫲 𖫔𖫪𖫱𖫐𖫭𖫲𖫐 𖫛𖫨𖫰𖫐-𖫛𖫨𖫰𖫐 𖫒𖫨𖫱𖫫𖫱𖫭𖫱𖫐 𖫞𖫫𖫰 𖫕𖫨𖫲𖫪𖫰𖫐, 𖫑𖫫𖫰 𖫛𖫧𖫲 𖫔𖫫𖫰𖫞𖫫𖫰 𖫔𖫬𖫰 𖫛𖫧𖫲𖫧𖫱 𖫕𖫪𖫲𖫐-𖫞𖫬𖫱 𖫑𖫫𖫰 𖫝𖫩𖫲 𖫔𖫪𖫲𖫐𖫭𖫱𖫐 𖫔𖫩𖫰 𖫞𖫭𖫰𖫭𖫰 𖫑𖫧𖫱𖫵</text:p>
      <text:h text:style-name="P4" text:outline-level="2"><text:span text:style-name="T3">Ethiopic</text:span></text:h>
      <text:p text:style-name="P7">አንቀጽ፡፩፤ የሰው፡ልጅ፡ሁሉ፡ሲወለድ፡ነጻና፡በክብርና፡በመብትም፡እኩልነት፡ያለው፡ነው።፡የተፈጥሮ፡ማስተዋልና፡ሕሊና፡ስላለው፡አንዱ፡ሌላውን፡በወንድማማችነት፡መንፈስ፡መመልከት፡ይገባዋል።</text:p>
      <text:h text:style-name="Heading_20_2" text:outline-level="2">Mende Kikakui</text:h>
      <text:p text:style-name="P5"/>
      <text:h text:style-name="Heading_20_2" text:outline-level="2"><text:span text:style-name="T1">Va</text:span>i</text:h>
      <text:p text:style-name="P5"/>
      <text:p text:style-name="P5">ꕢꕎꕌ ꔖꔜꕯꕊ (1) ꕉꕜꕮ ꔔꘋ ꖸ ꔰ ꗋꘋ ꕮꕨ ꔔꘋ ꖸ ꕎ ꕉꖸꕊ ꕴꖃ ꕃꔤꘂ ꗱ, ꕉꖷ ꗪꗡ ꔻꔤ ꗏꗒꗡ ꕎ ꗪ ꕉꖸꕊ ꖏꕎ. ꕉꕡ ꖏ ꗳꕮꕊ ꗏ ꕪ ꗓ ꕉꖷ ꕉꖸ ꕘꕞ ꗪ. ꖏꖷ ꕉꖸꔧ ꖏ ꖸ ꕚꕌꘂ ꗷꔤ ꕞ ꘃꖷ ꘉꔧ ꗠꖻ ꕞ ꖴꘋ ꔳꕩ ꕉꖸ ꗳ.</text:p>
      <text:h text:style-name="P3" text:outline-level="2">N’ko</text:h>
      <text:p text:style-name="P6"/>
      <text:p text:style-name="P6">ߡߊ߲߬ߘߋ߲߬ ߛߊ߲ߘߊ ߘߏ߫ ߟߋ߬ ߞߊ߲߫ ߞߏ߫: ߌ ߓߊ߯ ߌ ߢߊ ߟߐ߬ ߕߋ߬ߟߋ ߘߐ߫ ߞߵߌ ߕߊ߯ ߦߙߐ ߡߊߝߟߍ߫߸ ߛߎ߫ ߕߍ߫ ߞߏ߬ ߌ ߡߊ߬. ߒ߬ߓߊ߬ ߊ߲ ߧߋ߫ ߒ߬ ߠߞߊߟߌߦߊ߫ ߛߊ߫ ߒ߬ ߘߌ߫ ߞߍ߫ ߒ߬ ߘߎߢߊߘߐߕߍ߯ ߢߐ߲߮ ߠߎ߬ ߘߐ߫ ߞߊ߬ ߞߍ߫ ߞߎߟߎ߲߫ ߞߋߟߋ߲߫ ߞߣߐ߫ ߏ߬ ߘߐ߫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Bibliotheca African" svg:font-family="'Bibliotheca Afric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2-02-22T14:08:30.339663758</meta:creation-date>
    <dc:date>2022-02-22T14:55:13.550437273</dc:date>
    <meta:editing-duration>PT15M35S</meta:editing-duration>
    <meta:editing-cycles>2</meta:editing-cycles>
    <meta:generator>LibreOffice/6.4.6.2$MacOSX_X86_64 LibreOffice_project/0ce51a4fd21bff07a5c061082cc82c5ed232f115</meta:generator>
    <meta:document-statistic meta:table-count="0" meta:image-count="0" meta:object-count="0" meta:page-count="1" meta:paragraph-count="14" meta:word-count="197" meta:character-count="902" meta:non-whitespace-character-count="721"/>
  </office:meta>
</office:document-meta>
</file>